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, Helvetica, sans-serif"/>
    <style:font-face style:name="Liberation Serif1" svg:font-family="'Liberation Serif', serif"/>
    <style:font-face style:name="Times New Roman" svg:font-family="'Times New Roman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1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Times New Roman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5" style:family="paragraph" style:parent-style-name="Text_20_body">
      <loext:graphic-properties draw:fill="none" draw:fill-color="#ffffff"/>
      <style:paragraph-properties fo:margin-left="0cm" fo:margin-right="0cm" fo:margin-top="0cm" fo:margin-bottom="0.25cm" style:contextual-spacing="false" style:line-height-at-least="0.37cm" fo:orphans="2" fo:widows="2" fo:text-indent="0cm" style:auto-text-indent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.25cm" style:contextual-spacing="false" style:line-height-at-least="0.37cm" fo:orphans="2" fo:widows="2" fo:text-indent="0cm" style:auto-text-indent="false" fo:background-color="transparent"/>
      <style:text-properties fo:color="#000000" loext:opacity="100%"/>
    </style:style>
    <style:style style:name="P7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  <style:text-properties fo:font-variant="normal" fo:text-transform="none" fo:color="#222222" loext:opacity="100%" style:font-name="Times New Roman" fo:font-size="12pt" fo:letter-spacing="normal" fo:font-style="normal" fo:font-weight="normal"/>
    </style:style>
    <style:style style:name="P8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  <style:text-properties fo:font-variant="normal" fo:text-transform="none" fo:color="#222222" loext:opacity="100%" style:font-name="Liberation Serif1" fo:font-size="12pt" fo:letter-spacing="normal" fo:font-style="normal" fo:font-weight="normal"/>
    </style:style>
    <style:style style:name="P9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10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/>
    </style:style>
    <style:style style:name="P12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  <style:text-properties fo:font-variant="normal" fo:text-transform="none" fo:color="#000000" loext:opacity="100%" style:font-name="Times New Roman" fo:font-size="12pt" fo:letter-spacing="normal" fo:font-style="normal" fo:font-weight="bold" fo:background-color="transparent"/>
    </style:style>
    <style:style style:name="P13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  <style:text-properties fo:font-variant="normal" fo:text-transform="none" fo:color="#000000" loext:opacity="100%" style:font-name="Arial1" fo:font-size="12pt" fo:letter-spacing="normal" fo:font-style="normal" fo:font-weight="normal"/>
    </style:style>
    <style:style style:name="P14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  <style:text-properties fo:font-variant="normal" fo:text-transform="none" fo:color="#000000" loext:opacity="100%" style:font-name="Liberation Serif1" fo:font-size="12pt" fo:letter-spacing="normal" fo:font-style="normal" fo:font-weight="normal"/>
    </style:style>
    <style:style style:name="P15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  <style:text-properties fo:font-variant="normal" fo:text-transform="none" style:font-name="Times New Roman" fo:font-size="12pt" fo:letter-spacing="normal" fo:font-style="normal" fo:font-weight="normal"/>
    </style:style>
    <style:style style:name="P16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  <style:text-properties fo:font-variant="normal" fo:text-transform="none" fo:color="#500050" loext:opacity="100%" style:font-name="Times New Roman" fo:font-size="12pt" fo:letter-spacing="normal" fo:font-style="normal" fo:font-weight="normal"/>
    </style:style>
    <style:style style:name="P17" style:family="paragraph" style:parent-style-name="Text_20_body">
      <loext:graphic-properties draw:fill="none" draw:fill-color="#ffffff"/>
      <style:paragraph-properties fo:margin-top="0cm" fo:margin-bottom="0.25cm" style:contextual-spacing="false" style:line-height-at-least="0.37cm" fo:orphans="2" fo:widows="2" fo:background-color="transparent"/>
    </style:style>
    <style:style style:name="P18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cm" fo:orphans="2" fo:widows="2" fo:background-color="transparent"/>
    </style:style>
    <style:style style:name="P19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cm" fo:orphans="2" fo:widows="2" fo:background-color="transparent"/>
      <style:text-properties style:font-name="Times New Roman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style:font-name="Times New Roman" fo:background-color="transparent" loext:char-shading-value="0"/>
    </style:style>
    <style:style style:name="T4" style:family="text">
      <style:text-properties style:font-name="Times New Roman" fo:font-weight="bold" fo:background-color="transparent" loext:char-shading-value="0"/>
    </style:style>
    <style:style style:name="T5" style:family="text">
      <style:text-properties fo:font-variant="normal" fo:text-transform="none" fo:color="#222222" loext:opacity="100%" style:font-name="Times New Roman" fo:font-size="12pt" fo:letter-spacing="normal" fo:font-style="normal" fo:font-weight="normal"/>
    </style:style>
    <style:style style:name="T6" style:family="text">
      <style:text-properties fo:font-variant="normal" fo:text-transform="none" fo:color="#222222" loext:opacity="100%" style:font-name="Liberation Serif1" fo:font-size="12pt" fo:letter-spacing="normal" fo:font-style="normal" fo:font-weight="bold" fo:background-color="transparent" loext:char-shading-value="0"/>
    </style:style>
    <style:style style:name="T7" style:family="text">
      <style:text-properties fo:font-variant="normal" fo:text-transform="none" fo:color="#222222" loext:opacity="100%" style:font-name="Liberation Serif1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bold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bold" fo:background-color="transparent" loext:char-shading-value="0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1155cc" loext:opacity="100%" style:font-name="Times New Roman" fo:font-size="12pt" fo:letter-spacing="normal" fo:font-style="normal" fo:font-weight="normal"/>
    </style:style>
    <style:style style:name="T13" style:family="text">
      <style:text-properties fo:font-variant="normal" fo:text-transform="none" fo:color="#1155cc" loext:opacity="100%" style:font-name="Times New Roman" fo:font-size="12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1155cc" loext:opacity="100%" style:font-name="Liberation Serif1" fo:font-size="12pt" fo:letter-spacing="normal" fo:font-style="normal" fo:font-weight="normal"/>
    </style:style>
    <style:style style:name="T15" style:family="text">
      <style:text-properties fo:font-variant="normal" fo:text-transform="none" fo:color="#ff6600" loext:opacity="100%" style:font-name="Times New Roman" fo:font-size="12pt" fo:letter-spacing="normal" fo:font-style="normal" fo:font-weight="normal" fo:background-color="transparent" loext:char-shading-value="0"/>
    </style:style>
    <style:style style:name="T16" style:family="text">
      <style:text-properties fo:font-variant="normal" fo:text-transform="none" fo:color="#ff6600" loext:opacity="100%" style:font-name="Liberation Serif1" fo:font-size="12pt" fo:letter-spacing="normal" fo:font-style="normal" fo:font-weight="normal"/>
    </style:style>
    <style:style style:name="T17" style:family="text">
      <style:text-properties fo:font-variant="normal" fo:text-transform="none" fo:color="#500050" loext:opacity="100%" style:font-name="Arial1" fo:font-size="12pt" fo:letter-spacing="normal" fo:font-style="normal" fo:font-weight="normal"/>
    </style:style>
    <style:style style:name="T18" style:family="text">
      <style:text-properties fo:font-variant="normal" fo:text-transform="none" fo:color="#500050" loext:opacity="100%" style:font-name="Liberation Serif1" fo:font-size="12pt" fo:letter-spacing="normal" fo:font-style="normal" fo:font-weight="normal"/>
    </style:style>
    <style:style style:name="T19" style:family="text">
      <style:text-properties fo:font-variant="normal" fo:text-transform="none" fo:color="#0000ff" loext:opacity="100%" style:font-name="Times New Roman" fo:font-size="12pt" fo:letter-spacing="normal" fo:font-style="normal" fo:font-weight="normal"/>
    </style:style>
    <style:style style:name="T20" style:family="text">
      <style:text-properties fo:font-variant="normal" fo:text-transform="none" fo:color="#000080" loext:opacity="100%" style:font-name="Liberation Serif1" fo:font-size="12pt" fo:letter-spacing="normal" fo:font-style="normal" fo:font-weight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Times New Roman" fo:background-color="transparent" loext:char-shading-value="0"/>
    </style:style>
    <style:style style:name="T23" style:family="text">
      <style:text-properties fo:color="#000000" loext:opacity="100%" style:font-name="Times New Roman" fo:font-weight="bold" fo:background-color="transparent" loext:char-shading-value="0"/>
    </style:style>
    <style:style style:name="T24" style:family="text">
      <style:text-properties fo:color="#000000" loext:opacity="100%" fo:background-color="transparent" loext:char-shading-value="0"/>
    </style:style>
    <style:style style:name="T25" style:family="text">
      <style:text-properties fo:color="#500050" loext:opacity="100%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5">Prezados,</text:span></text:span></text:p>
      <text:p text:style-name="P1"/>
      <text:p text:style-name="P2"><text:span text:style-name="T22">Informamos que a solicitação em apreço </text:span><text:span text:style-name="T23">(</text:span><text:span text:style-name="T1">IP 488-642/2025; PJ 0204416-08.2025.8.06.0293</text:span><text:span text:style-name="T23">) </text:span><text:span text:style-name="T22">foi distribuída para a </text:span><text:span text:style-name="T23">COORDENADORIA DE INTELIGÊNCIA</text:span><text:span text:style-name="T22"> </text:span><text:span text:style-name="T23">(COIN/SSPDS).</text:span></text:p>
      <text:p text:style-name="P5"/>
      <text:p text:style-name="P7"><text:span text:style-name="T1">Nº de objetos: 2</text:span><text:span text:style-name="T2">.</text:span></text:p>
      <text:p text:style-name="P17"/>
      <text:p text:style-name="P7"><text:span text:style-name="T25">A </text:span><text:span text:style-name="T24">autoridade solicitante deve encaminhar ofício com os dispositivos ao Orientador da Célula de Inteligência de Sinais, Núcleo de Extrações, Delegado Marcelo Pinheiro da Anunciação – NEXT/COIN, conforme recomendações abaixo:</text:span></text:p>
      <text:p text:style-name="P9"><text:line-break/>1. Enviar dispositivos com lacres devidamente preenchidos e com a respectiva numeração discriminada no corpo do ofício;</text:p>
      <text:p text:style-name="P15"><text:span text:style-name="T21">2. Anexar cópia do auto de apreensão e da</text:span><text:span text:style-name="T24"> Decisão judicial específica de extração e compartilhamento com a COIN/SSPDS e com o DIP/PCCE ou autorização expressa do investigado, vítima ou familiar;</text:span></text:p>
      <text:p text:style-name="P10">3. Especificar no corpo do ofício a natureza do crime, IP, proprietários dos dispositivos, dados que individualizam os dispositivos;</text:p>
      <text:p text:style-name="P10">4. Preencher Formulário de Entrega para cada Dispositivo;</text:p>
      <text:p text:style-name="P9">5. Seguir as demais orientações da Portaria n° 2218/2020 GS;</text:p>
      <text:p text:style-name="P9">6. Criar o CASO dentro da plataforma GUARDIAN para fins de recebimento dos arquivos eventualmente extraídos que só serão disponibilizados após a retirada dos aparelhos/objetos encaminhados. (ANEXO – Orientação de acesso ao GUARDIAN);</text:p>
      <text:p text:style-name="P9">7. Anexar cópia do comprovante de criação do CASO no GUARDIAN, contendo os dados individualizados dos aparelhos e eventuais senhas disponíveis.</text:p>
      <text:p text:style-name="P17"/>
      <text:p text:style-name="P17"><text:span text:style-name="Strong_20_Emphasis"><text:span text:style-name="T15">Por favor, exibir cópia deste e-mail no ato de entrega.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Strong_20_Emphasis"><text:span text:style-name="T10">Prezados,</text:span></text:span></text:p>
      <text:p text:style-name="P17"/>
      <text:p text:style-name="P13"><text:span text:style-name="T3">Informamos que a solicitação em apreço </text:span><text:span text:style-name="T4">(</text:span><text:span text:style-name="T1">IP 322-811/2025; PJ 0223941-76.2025.8.06.0001</text:span><text:span text:style-name="T4">) </text:span><text:span text:style-name="T3">foi distribuída para o </text:span><text:span text:style-name="T4">DEPARTAMENTO DE INTELIGÊNCIA (DIP/PCCE).</text:span></text:p>
      <text:p text:style-name="P5"/>
      <text:p text:style-name="P4"><text:span text:style-name="T1">Nº de objetos: 2</text:span><text:span text:style-name="T2">.</text:span></text:p>
      <text:p text:style-name="P6"/>
      <text:p text:style-name="P10">A autoridade solicitante deve encaminhar ofício com os dispositivos ao Departamento de Inteligência da PCCE (DIP), conforme recomendações abaixo:</text:p>
      <text:p text:style-name="P9"><text:line-break/>1. Enviar dispositivos com lacres devidamente preenchidos e com a respectiva numeração discriminada no corpo do ofício;</text:p>
      <text:p text:style-name="P15"><text:span text:style-name="T21">2. Anexar cópia do auto de apreensão e da</text:span><text:span text:style-name="T24"> Decisão judicial específica de extração e compartilhamento com a COIN/SSPDS e com o DIP/PCCE ou autorização expressa do investigado, vítima ou familiar;</text:span></text:p>
      <text:p text:style-name="P10">3. Especificar no corpo do ofício a natureza do crime, IP, proprietários dos dispositivos, dados que individualizam os dispositivos;</text:p>
      <text:p text:style-name="P10">4. Preencher Formulário de Entrega para cada Dispositivo;</text:p>
      <text:p text:style-name="P9">5. Seguir as demais orientações da Portaria n° 2218/2020 GS;</text:p>
      <text:p text:style-name="P9">6. Criar o CASO dentro da plataforma GUARDIAN para fins de recebimento dos arquivos eventualmente extraídos que só serão disponibilizados após a retirada dos aparelhos/objetos encaminhados. (ANEXO – Orientação de acesso ao GUARDIAN);</text:p>
      <text:p text:style-name="P9">7. Anexar cópia do comprovante de criação do CASO no GUARDIAN, contendo os dados individualizados dos aparelhos e eventuais senhas disponíveis.</text:p>
      <text:p text:style-name="P17"/>
      <text:p text:style-name="P17"><text:span text:style-name="T8">Departamento de Inteligência Policial</text:span></text:p>
      <text:p text:style-name="P9">Centro de Inteligência do Ceará - CIC</text:p>
      <text:p text:style-name="P9">Rua Professor Guilhon, s/n - Aeroporto, Fortaleza/CE, 60415-330</text:p>
      <text:p text:style-name="P17"><text:span text:style-name="T11">Fone: </text:span><text:span text:style-name="Strong_20_Emphasis"><text:span text:style-name="T11">31017409 / 31012511</text:span></text:span></text:p>
      <text:p text:style-name="P17"><text:span text:style-name="T5">E-mail: </text:span><text:a xlink:type="simple" xlink:href="mailto:saex.dip@pc.ce.gov.br" office:target-frame-name="_blank" xlink:show="new" text:style-name="Internet_20_link" text:visited-style-name="Visited_20_Internet_20_Link"><text:span text:style-name="T12">saex.dip@pc.ce.gov.br</text:span></text:a></text:p>
      <text:p text:style-name="P17"/>
      <text:p text:style-name="P17"><text:span text:style-name="Strong_20_Emphasis"><text:span text:style-name="T15">Por favor, exibir cópia deste e-mail no ato de entrega.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trong_20_Emphasis"><text:span text:style-name="T5">Prezados,</text:span></text:span></text:p>
      <text:p text:style-name="P1"/>
      <text:p text:style-name="P2"><text:span text:style-name="T3">Informamos que a solicitação em apreço </text:span><text:span text:style-name="T4">(</text:span><text:span text:style-name="T1">BO 446-5546/2025; PJ 0202392-17.2024.8.06.0301</text:span><text:span text:style-name="T4">) </text:span><text:span text:style-name="T3">foi distribuída para a </text:span><text:span text:style-name="T4">SEÇÃO DE INTELIGÊNCIA (SEINT) de CRATO.</text:span></text:p>
      <text:p text:style-name="P1"/>
      <text:p text:style-name="P3"><text:span text:style-name="T1">Nº de objetos: 3</text:span><text:span text:style-name="T2">.</text:span></text:p>
      <text:p text:style-name="P5"/>
      <text:p text:style-name="P7"><text:span text:style-name="T25">A </text:span><text:span text:style-name="T24">autoridade solicitante deve encaminhar ofício com os dispositivos à Seção de Inteligência (SEINT) de CRATO, conforme recomendações abaixo:</text:span></text:p>
      <text:p text:style-name="P9"><text:line-break/>1. Enviar dispositivos com lacres devidamente preenchidos e com a respectiva numeração discriminada no corpo do ofício;</text:p>
      <text:p text:style-name="P15"><text:span text:style-name="T21">2. Anexar cópia do auto de apreensão e da</text:span><text:span text:style-name="T24"> Decisão judicial específica de extração e compartilhamento com a COIN/SSPDS e com o DIP/PCCE ou autorização expressa do investigado, vítima ou familiar;</text:span></text:p>
      <text:p text:style-name="P10">3. Especificar no corpo do ofício a natureza do crime, IP, proprietários dos dispositivos, dados que individualizam os dispositivos;</text:p>
      <text:p text:style-name="P10">4. Preencher Formulário de Entrega para cada Dispositivo;</text:p>
      <text:p text:style-name="P9">5. Seguir as demais orientações da Portaria n° 2218/2020 GS;</text:p>
      <text:p text:style-name="P17"/>
      <text:p text:style-name="P11">Seção de Inteligência (SEINT) de CRATO</text:p>
      <text:p text:style-name="P10">Av. Maria Maildes de Siqueira, s/n, Alto da Penha, Crato-CE, Cep 63104-128.</text:p>
      <text:p text:style-name="P9">Fone: 8831021285 ou 8831021286</text:p>
      <text:p text:style-name="P18"><text:span text:style-name="T10">E-mail:</text:span><text:span text:style-name="T17"> </text:span><text:a xlink:type="simple" xlink:href="mailto:seint.2sis@pc.ce.gov.br" office:target-frame-name="_blank" xlink:show="new" text:style-name="Internet_20_link" text:visited-style-name="Visited_20_Internet_20_Link"><text:span text:style-name="T19">seint.2sis@pc.ce.gov.br</text:span></text:a></text:p>
      <text:p text:style-name="P19"/>
      <text:p text:style-name="P17"><text:span text:style-name="Strong_20_Emphasis"><text:span text:style-name="T15">Por favor, exibir cópia deste e-mail no ato de entrega.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trong_20_Emphasis"><text:span text:style-name="T5">Prezados,</text:span></text:span></text:p>
      <text:p text:style-name="P1"/>
      <text:p text:style-name="P2"><text:span text:style-name="T3">Informamos que a solicitação em apreço </text:span><text:span text:style-name="T4">(</text:span><text:span text:style-name="T1">IP 541-104/2025</text:span><text:span text:style-name="T4">) </text:span><text:span text:style-name="T3">foi distribuída para a </text:span><text:span text:style-name="T4">SEÇÃO DE INTELIGÊNCIA</text:span><text:span text:style-name="T3"> </text:span><text:span text:style-name="T4">(SEINT) de RUSSAS.</text:span></text:p>
      <text:p text:style-name="P5"/>
      <text:p text:style-name="P7"><text:span text:style-name="T1">Nº de objetos: 1</text:span><text:span text:style-name="T2">.</text:span></text:p>
      <text:p text:style-name="P17"/>
      <text:p text:style-name="P7"><text:span text:style-name="T25">A </text:span><text:span text:style-name="T24">autoridade solicitante deve encaminhar ofício com os dispositivos à Seção de Inteligência (SEINT) de RUSSAS, conforme recomendações abaixo:</text:span></text:p>
      <text:p text:style-name="P9"><text:line-break/>1. Enviar dispositivos com lacres devidamente preenchidos e com a respectiva numeração discriminada no corpo do ofício;</text:p>
      <text:p text:style-name="P16"><text:span text:style-name="T21">2. Anexar cópia do auto de apreensão e da</text:span><text:span text:style-name="T24"> Decisão judicial específica de extração e compartilhamento com a COIN/SSPDS e com o DIP/PCCE ou autorização expressa do investigado, vítima ou familiar;</text:span></text:p>
      <text:p text:style-name="P10">3. Especificar no corpo do ofício a natureza do crime, IP, proprietários dos dispositivos, dados que individualizam os dispositivos;</text:p>
      <text:p text:style-name="P10">4. Preencher Formulário de Entrega para cada Dispositivo;</text:p>
      <text:p text:style-name="P9">5. Seguir as demais orientações da Portaria n° 2218/2020 GS;</text:p>
      <text:p text:style-name="P17"/>
      <text:p text:style-name="P17"><text:span text:style-name="Strong_20_Emphasis"><text:span text:style-name="T6">SEÇÃO DE INTELIGÊNCIA (SEINT) de RUSSAS</text:span></text:span></text:p>
      <text:p text:style-name="P8">Rua monsenhor João Luís, 378, Ypiranga, Russas/CE.</text:p>
      <text:p text:style-name="P8">Fone: 88 34118567</text:p>
      <text:p text:style-name="P17"><text:span text:style-name="T7">E-mail: </text:span><text:a xlink:type="simple" xlink:href="mailto:extratorrussas@hotmail.com" office:target-frame-name="_blank" xlink:show="new" text:style-name="Internet_20_link" text:visited-style-name="Visited_20_Internet_20_Link"><text:span text:style-name="T20">extratorrussas@hotmail.com</text:span></text:a></text:p>
      <text:p text:style-name="P17"/>
      <text:p text:style-name="P17"><text:span text:style-name="Strong_20_Emphasis"><text:span text:style-name="T16">Por favor, exibir cópia deste e-mail no ato de entrega.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trong_20_Emphasis"><text:span text:style-name="T5">Prezados,</text:span></text:span></text:p>
      <text:p text:style-name="P1"/>
      <text:p text:style-name="P2"><text:span text:style-name="T3">Informamos que a solicitação em apreço </text:span><text:span text:style-name="T4">(</text:span><text:span text:style-name="T1">IP 475-102/2025; BO 563-728/2025; PJ 0200165-80.2025.8.06.0087</text:span><text:span text:style-name="T4">) </text:span><text:span text:style-name="T3">foi distribuída para a </text:span><text:span text:style-name="T4">SEÇÃO DE INTELIGÊNCIA (SEINT) de SOBRAL.</text:span></text:p>
      <text:p text:style-name="P1"/>
      <text:p text:style-name="P3"><text:span text:style-name="T1">Nº de objetos: 3</text:span><text:span text:style-name="T2">.</text:span></text:p>
      <text:p text:style-name="P5"/>
      <text:p text:style-name="P7"><text:span text:style-name="T25">A </text:span><text:span text:style-name="T24">autoridade solicitante deve encaminhar ofício com os dispositivos à Seção de Inteligência (SEINT) de SOBRAL, conforme recomendações abaixo:</text:span></text:p>
      <text:p text:style-name="P9"><text:line-break/>1. Enviar dispositivos com lacres devidamente preenchidos e com a respectiva numeração discriminada no corpo do ofício;</text:p>
      <text:p text:style-name="P15"><text:span text:style-name="T21">2. Anexar cópia do auto de apreensão e da</text:span><text:span text:style-name="T24"> Decisão judicial específica de extração e compartilhamento com a COIN/SSPDS e com o DIP/PCCE ou autorização expressa do investigado, vítima ou familiar;</text:span></text:p>
      <text:p text:style-name="P10">3. Especificar no corpo do ofício a natureza do crime, IP, proprietários dos dispositivos, dados que individualizam os dispositivos;</text:p>
      <text:p text:style-name="P10">4. Preencher Formulário de Entrega para cada Dispositivo;</text:p>
      <text:p text:style-name="P9">5. Seguir as demais orientações da Portaria n° 2218/2020 GS;</text:p>
      <text:p text:style-name="P17"/>
      <text:p text:style-name="P12">Seção de Inteligência (SEINT) de SOBRAL</text:p>
      <text:p text:style-name="P14">Rua Miguel Teles da Frota, 98, Campo dos Velhos, Sobral-CE. Cep 62.030-225</text:p>
      <text:p text:style-name="P14">Fone: (88) 36774711</text:p>
      <text:p text:style-name="P17"><text:span text:style-name="T18">E-mail: </text:span><text:a xlink:type="simple" xlink:href="mailto:sobralnai14@gmail.com" office:target-frame-name="_blank" xlink:show="new" text:style-name="Internet_20_link" text:visited-style-name="Visited_20_Internet_20_Link"><text:span text:style-name="T14">sobralnai14@gmail.com</text:span></text:a></text:p>
      <text:p text:style-name="P18"/>
      <text:p text:style-name="P17"><text:span text:style-name="Strong_20_Emphasis"><text:span text:style-name="T15">Por favor, exibir cópia deste e-mail no ato de entrega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, Helvetica, sans-serif"/>
    <style:font-face style:name="Liberation Serif1" svg:font-family="'Liberation Serif', serif"/>
    <style:font-face style:name="Times New Roman" svg:font-family="'Times New Roman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3T14:28:42.360000000</meta:creation-date>
    <dc:date>2025-09-23T14:33:18.866000000</dc:date>
    <meta:editing-duration>PT4M36S</meta:editing-duration>
    <meta:editing-cycles>1</meta:editing-cycles>
    <meta:document-statistic meta:table-count="0" meta:image-count="0" meta:object-count="0" meta:page-count="5" meta:paragraph-count="71" meta:word-count="897" meta:character-count="6168" meta:non-whitespace-character-count="5334"/>
    <meta:generator>LibreOffice/7.1.2.2$Windows_X86_64 LibreOffice_project/8a45595d069ef5570103caea1b71cc9d82b2aae4</meta:generator>
  </office:meta>
</office:document-meta>
</file>